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b_warmups" table:style-name="ta1">
        <table:shapes>
          <draw:frame draw:z-index="0" draw:style-name="gr1" draw:text-style-name="P1" svg:width="15.999cm" svg:height="8.999cm" svg:x="7.534cm" svg:y="97.264cm">
            <draw:object draw:notify-on-update-of-ranges="nb_warmups.B1:nb_warmups.B1 nb_warmups.B2:nb_warmups.B250 nb_warmups.C1:nb_warmups.C1 nb_warmups.C2:nb_warmups.C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stabilité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60" calcext:value-type="float">
            <text:p>21060</text:p>
          </table:table-cell>
          <table:table-cell office:value-type="float" office:value="19.21" calcext:value-type="float">
            <text:p>19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71" calcext:value-type="float">
            <text:p>19071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37" calcext:value-type="float">
            <text:p>18837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37" calcext:value-type="float">
            <text:p>18837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37" calcext:value-type="float">
            <text:p>18837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37" calcext:value-type="float">
            <text:p>18837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03" calcext:value-type="float">
            <text:p>18603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98" calcext:value-type="float">
            <text:p>18798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98" calcext:value-type="float">
            <text:p>18798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603" calcext:value-type="float">
            <text:p>18603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837" calcext:value-type="float">
            <text:p>18837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42" calcext:value-type="float">
            <text:p>18642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98" calcext:value-type="float">
            <text:p>18798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642" calcext:value-type="float">
            <text:p>18642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42" calcext:value-type="float">
            <text:p>18642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642" calcext:value-type="float">
            <text:p>18642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642" calcext:value-type="float">
            <text:p>18642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837" calcext:value-type="float">
            <text:p>18837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642" calcext:value-type="float">
            <text:p>18642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642" calcext:value-type="float">
            <text:p>18642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798" calcext:value-type="float">
            <text:p>18798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798" calcext:value-type="float">
            <text:p>18798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759" calcext:value-type="float">
            <text:p>18759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681" calcext:value-type="float">
            <text:p>18681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59" calcext:value-type="float">
            <text:p>18759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642" calcext:value-type="float">
            <text:p>18642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98" calcext:value-type="float">
            <text:p>18798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798" calcext:value-type="float">
            <text:p>18798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798" calcext:value-type="float">
            <text:p>18798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603" calcext:value-type="float">
            <text:p>18603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42" calcext:value-type="float">
            <text:p>18642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603" calcext:value-type="float">
            <text:p>18603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03" calcext:value-type="float">
            <text:p>18603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603" calcext:value-type="float">
            <text:p>18603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603" calcext:value-type="float">
            <text:p>1860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564" calcext:value-type="float">
            <text:p>1856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64" calcext:value-type="float">
            <text:p>1856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564" calcext:value-type="float">
            <text:p>18564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564" calcext:value-type="float">
            <text:p>1856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64" calcext:value-type="float">
            <text:p>18564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564" calcext:value-type="float">
            <text:p>18564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564" calcext:value-type="float">
            <text:p>1856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564" calcext:value-type="float">
            <text:p>1856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564" calcext:value-type="float">
            <text:p>18564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564" calcext:value-type="float">
            <text:p>1856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603" calcext:value-type="float">
            <text:p>18603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564" calcext:value-type="float">
            <text:p>18564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564" calcext:value-type="float">
            <text:p>18564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511" calcext:value-type="float">
            <text:p>17511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614" calcext:value-type="float">
            <text:p>1661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770" calcext:value-type="float">
            <text:p>16770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614" calcext:value-type="float">
            <text:p>1661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653" calcext:value-type="float">
            <text:p>16653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75" calcext:value-type="float">
            <text:p>16575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653" calcext:value-type="float">
            <text:p>1665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809" calcext:value-type="float">
            <text:p>16809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574" calcext:value-type="float">
            <text:p>1657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575" calcext:value-type="float">
            <text:p>16575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575" calcext:value-type="float">
            <text:p>16575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614" calcext:value-type="float">
            <text:p>1661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653" calcext:value-type="float">
            <text:p>16653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692" calcext:value-type="float">
            <text:p>1669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653" calcext:value-type="float">
            <text:p>1665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575" calcext:value-type="float">
            <text:p>16575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497" calcext:value-type="float">
            <text:p>1649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575" calcext:value-type="float">
            <text:p>16575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497" calcext:value-type="float">
            <text:p>16497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497" calcext:value-type="float">
            <text:p>1649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97" calcext:value-type="float">
            <text:p>1649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97" calcext:value-type="float">
            <text:p>1649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75" calcext:value-type="float">
            <text:p>16575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97" calcext:value-type="float">
            <text:p>1649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419" calcext:value-type="float">
            <text:p>16419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536" calcext:value-type="float">
            <text:p>1653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574" calcext:value-type="float">
            <text:p>1657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536" calcext:value-type="float">
            <text:p>1653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419" calcext:value-type="float">
            <text:p>16419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458" calcext:value-type="float">
            <text:p>1645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418" calcext:value-type="float">
            <text:p>1641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419" calcext:value-type="float">
            <text:p>16419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419" calcext:value-type="float">
            <text:p>16419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340" calcext:value-type="float">
            <text:p>1634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458" calcext:value-type="float">
            <text:p>16458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1" calcext:value-type="float">
            <text:p>1630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0" calcext:value-type="float">
            <text:p>1634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0" calcext:value-type="float">
            <text:p>1634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263" calcext:value-type="float">
            <text:p>1626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40" calcext:value-type="float">
            <text:p>1634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16340" calcext:value-type="float">
            <text:p>1634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02" calcext:value-type="float">
            <text:p>163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41" calcext:value-type="float">
            <text:p>1634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79" calcext:value-type="float">
            <text:p>16379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16380" calcext:value-type="float">
            <text:p>16380</text:p>
          </table:table-cell>
          <table:table-cell office:value-type="float" office:value="1.45" calcext:value-type="float">
            <text:p>1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22:10:38.953141262</dc:date>
    <meta:editing-duration>PT8M47S</meta:editing-duration>
    <meta:editing-cycles>1</meta:editing-cycles>
    <meta:document-statistic meta:table-count="1" meta:cell-count="2252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952cm" style:legend-expansion="high" chart:style-name="ch2"/>
        <chart:plot-area chart:style-name="ch3" table:cell-range-address="nb_warmups.B1:nb_warmups.C250" chart:data-source-has-labels="row" svg:x="0.32cm" svg:y="0.18cm" svg:width="12.72cm" svg:height="8.64cm">
          <chart:coordinate-region svg:x="1.497cm" svg:y="0.301cm" svg:width="10.92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nb_warmups.B2:nb_warmups.B250" chart:label-cell-address="nb_warmups.B1:nb_warmups.B1" chart:class="chart:line">
            <chart:data-point chart:repeated="249"/>
          </chart:series>
          <chart:series chart:attached-axis="secondary-y" chart:style-name="ch8" chart:values-cell-range-address="nb_warmups.C2:nb_warmups.C250" chart:label-cell-address="nb_warmups.C1:nb_warmups.C1" chart:class="chart:line"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e</text:p>
                <draw:g>
                  <svg:desc>nb_warmups.B1:nb_warmups.B1</svg:desc>
                </draw:g>
              </table:table-cell>
              <table:table-cell office:value-type="string">
                <text:p>stabilité</text:p>
                <draw:g>
                  <svg:desc>nb_warmups.C1:nb_warmup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060">
                <text:p>21060</text:p>
                <draw:g>
                  <svg:desc>nb_warmups.B2:nb_warmups.B250</svg:desc>
                </draw:g>
              </table:table-cell>
              <table:table-cell office:value-type="float" office:value="19.21">
                <text:p>19.21</text:p>
                <draw:g>
                  <svg:desc>nb_warmups.C2:nb_warmups.C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71">
                <text:p>19071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37">
                <text:p>18837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37">
                <text:p>18837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37">
                <text:p>18837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03">
                <text:p>1860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37">
                <text:p>1883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03">
                <text:p>186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98">
                <text:p>1879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98">
                <text:p>18798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03">
                <text:p>186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03">
                <text:p>1860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37">
                <text:p>18837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642">
                <text:p>18642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798">
                <text:p>1879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42">
                <text:p>1864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42">
                <text:p>18642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03">
                <text:p>1860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42">
                <text:p>1864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42">
                <text:p>18642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37">
                <text:p>18837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42">
                <text:p>18642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603">
                <text:p>1860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642">
                <text:p>18642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42">
                <text:p>18642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798">
                <text:p>1879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98">
                <text:p>1879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03">
                <text:p>1860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59">
                <text:p>18759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81">
                <text:p>1868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603">
                <text:p>18603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603">
                <text:p>1860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759">
                <text:p>18759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42">
                <text:p>1864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798">
                <text:p>18798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798">
                <text:p>1879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603">
                <text:p>1860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798">
                <text:p>18798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03">
                <text:p>186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603">
                <text:p>1860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42">
                <text:p>186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03">
                <text:p>186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03">
                <text:p>18603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603">
                <text:p>1860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603">
                <text:p>186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3">
                <text:p>186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3">
                <text:p>1860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564">
                <text:p>1856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564">
                <text:p>1856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603">
                <text:p>18603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564">
                <text:p>18564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64">
                <text:p>18564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564">
                <text:p>1856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64">
                <text:p>18564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564">
                <text:p>18564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564">
                <text:p>1856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564">
                <text:p>18564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564">
                <text:p>1856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564">
                <text:p>18564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564">
                <text:p>1856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603">
                <text:p>1860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64">
                <text:p>18564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564">
                <text:p>18564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511">
                <text:p>17511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614">
                <text:p>166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770">
                <text:p>1677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14">
                <text:p>1661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53">
                <text:p>16653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75">
                <text:p>1657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53">
                <text:p>1665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09">
                <text:p>1680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74">
                <text:p>1657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75">
                <text:p>165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75">
                <text:p>1657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614">
                <text:p>1661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653">
                <text:p>16653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92">
                <text:p>1669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53">
                <text:p>1665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75">
                <text:p>1657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97">
                <text:p>164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75">
                <text:p>1657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97">
                <text:p>1649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97">
                <text:p>164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7">
                <text:p>164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97">
                <text:p>164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75">
                <text:p>16575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380">
                <text:p>1638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497">
                <text:p>1649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419">
                <text:p>1641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36">
                <text:p>1653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74">
                <text:p>1657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36">
                <text:p>16536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19">
                <text:p>1641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341">
                <text:p>163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380">
                <text:p>1638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380">
                <text:p>1638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58">
                <text:p>164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418">
                <text:p>1641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419">
                <text:p>1641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341">
                <text:p>163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419">
                <text:p>1641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341">
                <text:p>163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341">
                <text:p>163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340">
                <text:p>163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341">
                <text:p>163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341">
                <text:p>163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379">
                <text:p>1637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458">
                <text:p>16458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341">
                <text:p>163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380">
                <text:p>16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302">
                <text:p>163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302">
                <text:p>1630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